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8.384cm"/>
    </style:style>
    <style:style style:name="co2" style:family="table-column">
      <style:table-column-properties fo:break-before="auto" style:column-width="3.03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pd1" office:value-type="string" calcext:value-type="string">
            <text:p>Demanda</text:p>
          </table:table-cell>
          <table:table-cell table:style-name="pd1" office:value-type="string" calcext:value-type="string">
            <text:p>Categor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Prezados, boa tarde.Recebemos uma reclamação do segurado, dizendo que não esta conseguindo verificar o registro do endosso 3333333333333333333333333, segue abaixo:&gt; De: Thiago <text:s/>email&gt; em nome de CESUP GEFOR BH - GEFOR 3 <text:s/>email&gt;&gt; Enviado: terça-feira, 3 de agosto de 3333 33:33&gt; Para: Brasifort <text:s/>email&gt;&gt; Cc: Vania <text:s/>email&gt;; Sueli <text:s text:c="2"/>email&gt;; Patricia <text:s/>email&gt;&gt; Assunto: GEFOR33: 333333333333 - BRASIFORT - Endosso da garantia contratual para cobertura do aditivo 33&gt; <text:s/>&gt;&gt; #intern&gt; Prezados (as), &gt;&gt;&gt; Estou tentando validar o endosso para cobertura do aditivo 33 no site da SUSEP desde que nos enviado, porém o site retorna a mensagem que a apólice não se encontra na base de dados da instituição. <text:s/>&gt;&gt; Tentei fazer a validade de duas formas que seguem abaixo:&gt;&gt; 3- Pelo número da apólice e do endosso que se encontram logo no início do documento: A resposta que o site traz é que o documento foi emitido no ano de 3333 e que se refere ao aditivo 33, conforme segue o documento em anexo e a foto abaixo: &gt; <text:s/>Assim, pedimos a gentileza de verificar junto a seguradora o que está ocasionando essa inconsistência. &gt;&gt; Atenciosamente, &gt;&gt; Thiago Peço por gentileza uma ajuda no questionamento acima, precisamos enviar para o segurado o comprovante de registro desse endosso, com urgência.Fotos mencionadas acima estão em anexo.Fico no aguardo e agradeço desde já.Atenciosamente, </text:p>
          </table:table-cell>
          <table:table-cell office:value-type="string" calcext:value-type="string">
            <text:p>Seguro Garantia</text:p>
          </table:table-cell>
        </table:table-row>
        <table:table-row table:style-name="ro1">
          <table:table-cell office:value-type="string" calcext:value-type="string">
            <text:p>Estou tendo dificuldade para perquisar a validade das apólice , meu telefone <text:s/>gostaria de retorno </text:p>
          </table:table-cell>
          <table:table-cell office:value-type="string" calcext:value-type="string">
            <text:p>Seguro Garantia</text:p>
          </table:table-cell>
        </table:table-row>
        <table:table-row table:style-name="ro1">
          <table:table-cell office:value-type="string" calcext:value-type="string">
            <text:p>Prezados, as certidões de registro das Apólices de seguro garantia <text:s/>Nº 333333333333333333333333 e Nº <text:s/>333333333333333333333333, registradas na SUSEP no dia 33 de agosto de 3333 até o presente momento não estão sendo emitidas.Ocorre que o segurado, o qual represento, necessita apresentar estas certidões em conjunto com as Apólices em processos de execução fiscal para garantir a continuação da suspensão do processo, e este prazo está se esgotando. Exalto que o juízo requer estas certidões para validar as Apólices e sem elas o meu cliente poderá sofrer prejuízos comerciais e fiscais. Visto que já se passaram muito mais que 3 dias úteis para que as certidões estivessem disponíveis no sistema, gostaria de saber qual o procedimento mais célere para obtenção destas certidões.Seria possível o envio destas certidões por e-mail email? ThatianaOAB/SP 333.333</text:p>
          </table:table-cell>
          <table:table-cell office:value-type="string" calcext:value-type="string">
            <text:p>Seguro Garantia</text:p>
          </table:table-cell>
        </table:table-row>
        <table:table-row table:style-name="ro1">
          <table:table-cell office:value-type="string" calcext:value-type="string">
            <text:p>Gostaria de atendimento a respeito da apólice nº 333333333333333333333333 cujo tomador tem o CNPJ: 33.333.333/3333-33</text:p>
          </table:table-cell>
          <table:table-cell office:value-type="string" calcext:value-type="string">
            <text:p>Seguro Garantia</text:p>
          </table:table-cell>
        </table:table-row>
        <table:table-row table:style-name="ro1">
          <table:table-cell office:value-type="string" calcext:value-type="string">
            <text:p>Em 33/33/3333, foi me concedido benefício de aposentadoria, porém eu ainda trabalhava registrado, quando fui dispensada da empresa e em 33/33/3333, por orientação do cartão VOXCRED, encaminhei documentos para Zurich Seguros solicitando abertura de sinistro para pagamento do meu cartão, através do Seguro Prestamista. O cartão foi pago, ou seja, seguro indenizado, ocorre que, esse seguro foi renovado desde essa data, e pelo que me recordo sem minha autorização. Entrei em contato com a empresa em 3333 através do Procon, a empresa alegou não ter em sistema a comprovação da minha autorização, não fez o cancelamento retroativo nem estornou os numerários, esse ano, novamente fiz contato, e informei que sou aposentada, aí resolveram cancelar alegando que o seguro não teria cobertura e mesmo sabendo que todos esses anos está sendo pago sem cobertura, não querem devolver os valores. Gostaria do auxilio de vocês para receber os valores que paguei de volta, pois não me recordo de ter autorizado esse seguro, a empresa por sua vez não tem sistema para comprovar, é um seguro que não tem cobertura, e foi um caso em que pedi mais de uma vez o cancelamento e nada foi feito. Aguardo, obrigada </text:p>
          </table:table-cell>
          <table:table-cell office:value-type="string" calcext:value-type="string">
            <text:p>Seguro Garantia</text:p>
          </table:table-cell>
        </table:table-row>
        <table:table-row table:style-name="ro1">
          <table:table-cell office:value-type="string" calcext:value-type="string">
            <text:p>Tenho um financiamento pela Caixa, nº 3333333333333, cujo mesmo pago um seguro adicional que cobre danos físicos ao imóvel ou construção. No final de novembro, dia 33, devido as fortes chuvas a construção sofreu danos. Desde então entro em contato com a Caixa para saber se tenho direito ao sinistro ou alguma cobertura através da sua Seguradora XS3 e lá se vão quase dois meses e nenhuma simples resposta. SIM ou NAO. Abri várias ocorrências e já fui à agência e ninguém sabe nada. A obra está parada e não sei como me planejar diante da inércia da seguradora. Eu só queria respeito pelo consumidor e uma resposta. Se tivessem me enviado a minuta com as coberturas eu saberia o que teria direito. Eu só preciso saber se NÃO tenho direito ou SIM , tenho direito e qual o prazo de análise e ressarcimento ou pagamento do sinistro.</text:p>
          </table:table-cell>
          <table:table-cell office:value-type="string" calcext:value-type="string">
            <text:p>Seguro Garantia</text:p>
          </table:table-cell>
        </table:table-row>
        <table:table-row table:style-name="ro1">
          <table:table-cell office:value-type="string" calcext:value-type="string">
            <text:p>Fiz um emprestimo na CEF, contratp 33.3333.333.3333333-33 em 3/3/33 com um seguro. Fia a quitação do emprestimo no dia 33/3/33 e fiz a solicitação no mesmo dia para o cancelamento do seguro e o rembolso do mesmo referente o que foi cobrado ate o final dos 333 meses que tinha contratao. Me deram o protocolo 33333333333333 informando que dentro de 33 dias utie receberia o valor de 3333,33. Após este prezo abrir outro protocolo reclamendo o não recebimento dentro do que esles tinham me informado 33333333333333, um dia apos recebo um e-mail falando que foi concluido o protocolo sem mais nenhuma informação. Abri outro potocolo hoje, 33/3 (33333333333333) e me informaram que teria que esperar mais 33 dias úteis. Não aceito isso eles tem que me devolder o meu dinheiro paguei por uma coisa que não utilizei e fica me enrolando para devolver <text:s/></text:p>
          </table:table-cell>
          <table:table-cell office:value-type="string" calcext:value-type="string">
            <text:p>Seguro Garantia</text:p>
          </table:table-cell>
        </table:table-row>
        <table:table-row table:style-name="ro1">
          <table:table-cell office:value-type="string" calcext:value-type="string">
            <text:p>o endereço do sítio informado para apólice é genérico e a consulta Apólice Seguro Garantia (https://www.gov.br/pt-br/servicos/consultar-apolice-de-seguro-garantia) não foi realizado.Após informar que a apólice do seguro garantia número 333333333333333333333333 (33 dígitos) e o CNPJ 33333333333333 e o botão de pesquisa nao ficar azul por faltar pelo 3 dígitos. Li na mesma página que a consulta Sistema de Registro de Operações – SRO sendo certo que tal forma de consulta não é disponibilizada na mesma página e nem na página inicial da SUSEP.Portanto, solicito esclarecimentos:3) Quando for emitido o seguro garantia o Magistrado e as partes vão entrar em contato a Seguradora?3) Como é feita consulta pública dos seguros garantia, para dar segurança e transparência ao sistema de seguros garantia para evitar fraudes?Att,</text:p>
          </table:table-cell>
          <table:table-cell office:value-type="string" calcext:value-type="string">
            <text:p>Seguro Garantia</text:p>
          </table:table-cell>
        </table:table-row>
        <table:table-row table:style-name="ro1">
          <table:table-cell office:value-type="string" calcext:value-type="string">
            <text:p>Boa tarde. <text:s/>Estou tentando realizar consulta da apólice 3333333333333333333333333 (Seguro Garantia - Setor Privado) na qual são tomador: CNPJ 33.333.333/3333-33 e segurado: CNPJ 33.333.333/3333-33, entretanto sem sucesso, pois o sistema informa "que não foram encontrados dados na base para a apólice informada". <text:s text:c="2"/>Já utilizei diversos parâmetros para consulta, mas não consigo obter resposta da consulta. <text:s text:c="3"/>Poderia por gentileza confirmar a veracidade e autenticidade da referida apólice. <text:s text:c="2"/>Desde já agradeço, no aguardo. </text:p>
          </table:table-cell>
          <table:table-cell office:value-type="string" calcext:value-type="string">
            <text:p>Seguro Garantia</text:p>
          </table:table-cell>
        </table:table-row>
        <table:table-row table:style-name="ro1">
          <table:table-cell office:value-type="string" calcext:value-type="string">
            <text:p>Boa noite,tenho um seguro da seguradora zurich do ano de 3333 para um Refrigerador Frost Free Tf33,no dia 33/33/33 esse equipamento parou de funcionar e no dia 33/33/33 entrei em contato com a seguiradora zurich,ela mesmo mandou uma assistência autorizada e essa assistencia condenou o equipamento por falta de peça,porém ao retornar para a seguradora zurich,ela nos informou que estaria dentro do prazo de 33 dias para fazer o concerto do equipamento e que até entao estou sem o equipamento na minha residência,na qual é de extrema necessidade uma geladeira,daí então recebemos uma ligação do fabricante eletrolux dizendo que iria nos repor a geladeira com previsão de chegada no dia 33/33/3333. Gostaria que fosse as devidas providências junto ao orgaos competentes SUSSEP,pois passarei natal e ano novo sem a geladeira e que os meus danos materiais e financeiros estão enormes.Desde já agradeço a compreensão e aguardo o mais breve possivel uma solução</text:p>
          </table:table-cell>
          <table:table-cell office:value-type="string" calcext:value-type="string">
            <text:p>Seguro Garantia</text:p>
          </table:table-cell>
        </table:table-row>
        <table:table-row table:style-name="ro1">
          <table:table-cell office:value-type="string" calcext:value-type="string">
            <text:p>Estou com um pedido de averbação de garantia de débito inscrito em dívida ativa da União, porém não estou conseguindo verificar a autenticidade do seguro garantia, pois o sistema não permite a pesquisa da apólice 333333333333333333333333. Solicito a cooperação do órgão para atestar a veracidade do documento apresentado e o regular registro do seguro.</text:p>
          </table:table-cell>
          <table:table-cell office:value-type="string" calcext:value-type="string">
            <text:p>Seguro Garantia</text:p>
          </table:table-cell>
        </table:table-row>
        <table:table-row table:style-name="ro1">
          <table:table-cell office:value-type="string" calcext:value-type="string">
            <text:p>Minha filha adquiriu um apartamento financiado pela Zurich, com seguro prestamista em 3333. Ela faleceu em 33/33/3333. Desde então, por inúmeras vezes, busquei regularizar e conseguir a quitação do imóvel, sem sucesso. A Zurich me joga para o Santander, e vice-versa. Já enviei toda documentação necessária, e mesmo assim, sem solução. Levando em conta o desgaste emocional e o descaso da seguradora e do banco em questão. Venho solicitar a intervenção, se é que posso chamar assim, para que seja solucionado, e eu receba a quitação do imóvel. <text:s/>O numero do sinistro é 3333-33-3333-3. Hoje, através de uma ligação, fiquei sabendo que o nome dela C, está em cartório por atraso do financiamento, o qual sempre foi pago religiosamente em dia. Segue o CPF 333.333.333-33, data nascimento 33/33/3333 - data falecimento 33/33/3333. Tentei ser o mais sucinta possível, pois nunca abri manifestação, mas me coloco à disposição para o que for necessário, bem como documentação, enfim..Boa noite, Desde já agradeço a atenção imediata à minha manifestação. Em anexo está o Certificado Seguro Habitacional com as informações necessárias. Desculpem-me pois no calor da emoção, não anexei tal documento. Continuo à disposição.Grata. </text:p>
          </table:table-cell>
          <table:table-cell office:value-type="string" calcext:value-type="string">
            <text:p>Seguro Garantia</text:p>
          </table:table-cell>
        </table:table-row>
        <table:table-row table:style-name="ro1">
          <table:table-cell office:value-type="string" calcext:value-type="string">
            <text:p>Fui vítima de uma venda casada e apenas hoje tomei conhecimento de um seguro residencial em que "contratei" no ano passado ao assinar um contrato de compra de um apartamento minha casa minha vida. A apólice me custou R$ 333,33 e ao fazer o cancelamento nesta data na central da Caixa, me informaram o valor de estorno de R$ 33,33. Não concordo pois o proporcional ao período em aberto é mais que isso. Solicito apoio e intervenção à Susep pois a Caixa se negou a revisar o cálculo.Apólice 3333333vigência: 33/33/33 a 33/33/33cancelamento em 33/33/33Protocolo de cancelamento de seguro Caixa Residencial333 333 333 33333/33/33 as 33h33 atendente Ana</text:p>
          </table:table-cell>
          <table:table-cell office:value-type="string" calcext:value-type="string">
            <text:p>Seguro Garantia</text:p>
          </table:table-cell>
        </table:table-row>
        <table:table-row table:style-name="ro1">
          <table:table-cell office:value-type="string" calcext:value-type="string">
            <text:p>Olá, venho aqui para sugerir a criação de uma API com para consultarmos os certificados de apólices de seguro garantia. Hoje consultamos por meio desse link: https://www3.susep.gov.br/safe/apolices/app/garantiaTemos um sistema de automação para emissão de apolices. Devido ser obrigatorio a inclusão dos certificados nos processos, hoje temos que fazer essa consulta manualmente.Seria muito interessante se hovesse uma API para consuta-los e fosse entregue o arquivo PDF.agradeço desde, já!</text:p>
          </table:table-cell>
          <table:table-cell office:value-type="string" calcext:value-type="string">
            <text:p>Seguro Garantia</text:p>
          </table:table-cell>
        </table:table-row>
        <table:table-row table:style-name="ro1">
          <table:table-cell office:value-type="string" calcext:value-type="string">
            <text:p>Entramos em contato com esta autarquia a fim de sanar algumas dúvidas quanto a validade de duas apólices de seguro garantia. Preliminarmente, cumpre esclarecer que neste momento o Ministério da Saúde, órgão do qual somos agentes de contratação, se encontra em um processo licitatório, no qual os licitantes participantes apresentaram suas propostas garantidas por apólices de seguro emitidas por duas seguradoras, conforme abaixo listados:LICITANTE 3: ARLETE MONTAGENS DE FEIRAS E EVENTOS LTDA. – CNPJ: 33.333.333/3333-33SEGURADORA: EXCELSIOR SEGUROS APÓLICE SEGURO GARANTIA Nº 3333333333333LICITANTE 3: CERRADO VIAGENS EIRELI - CNPJ n.º 33.333.333/3333-33SEGURADORA: JNS SEGURADORAAPÓLICE DE SEGURO GARANTIA – SETOR PÚBLICO N.º 33333333333333333333Informamos ainda que, em consulta ao site http://www.susep.gov.br/ a respeito destes documentos (apólices) emitidos pelas seguradoras e mencionados acima, constatamos que nenhum dos dois restou localizado nos registros desta autarquia. Assim, solicitamos o obséquio de nos informar se existe algum outro meio no qual possamos obter esta informação, sobre a validade das apólices, ou se for possível informar, mesmo sem localizar as apólices nos registros desta autarquia, elas são válidas quanto ao objeto que se propõe, ou seja, garantir a proposta apresentada pelas licitantes? Existe data de validade da cobertura da garantia?Certos da atenção e urgência que o caso requer,Agradecemos antecipadamente.</text:p>
          </table:table-cell>
          <table:table-cell office:value-type="string" calcext:value-type="string">
            <text:p>Seguro Garantia</text:p>
          </table:table-cell>
        </table:table-row>
        <table:table-row table:style-name="ro1">
          <table:table-cell office:value-type="string" calcext:value-type="string">
            <text:p>Tentei cancelar dois seguros em 33/33/3333, um foi localizado no valor de 333,33 e outro no <text:s/>valor de 333,33 não foi localizado pela Caixa Seguradora apesar de ter sido descontado, <text:s/>estes seguros prestamistas foram <text:s/>embutidos em um consignado que realizei. Retornei por 3 vezes para seguradora pois visualizei que não haviam cancelado pelo site, cada vez passavam um prazo, inicialmente 3 dias para cancelamento, agora já me falaram 3. O atendente não soube me informar em todas ligações o motivo pela qual não foi cancelado, um absurdo! </text:p>
          </table:table-cell>
          <table:table-cell office:value-type="string" calcext:value-type="string">
            <text:p>Seguro Garantia</text:p>
          </table:table-cell>
        </table:table-row>
        <table:table-row table:style-name="ro1">
          <table:table-cell office:value-type="string" calcext:value-type="string">
            <text:p>Olá, bom dia.No dia 33/33/3333 abri um sinistro pelo site de benefícios dos cartões VISA como seguro por proteção de preço, esse benefício é concedido aos portadores dos cartões Visa Infinite, que é o meu caso.Enviei toda a documentação necessária e fui informado no dia 33/33/3333 que minha solicitação foi aprovada e o seguro cobriria a proteção de preço, sendo que o valor de R$ 333,33 deveria ser creditado em minha conta corrente no prazo de 33 (quinze) dias úteis. A seguradora responsável por esse benefício oferecido aos portadores do cartão Visa Infinte é a AIG Seguros Brasil S/A, CNPJ 33.333.333/3333-33, que deveria fazer o crédito em minha conta.Até o momento não recebi nenhum valor, entrei em contato com a Visa diversas vezes e não obtive nenhum retorno, também entrei em contato com a própria seguradora através do SAC e fui informado que em 3 (dias) teria uma resposta, mas também não obtive retorno.Registro aqui minha reclamação e espero que minha situação seja resolvida.Envio em anexo todos os documentos comprobatórios.Grato,</text:p>
          </table:table-cell>
          <table:table-cell office:value-type="string" calcext:value-type="string">
            <text:p>Seguro Garantia</text:p>
          </table:table-cell>
        </table:table-row>
        <table:table-row table:style-name="ro1">
          <table:table-cell office:value-type="string" calcext:value-type="string">
            <text:p>Prezado(a), bom dia! Solicito gentilmente a tela de registro da apólice de seguro garantia n° 333333333333333333333333 segurado Julio , e tomador Santo e Bueno Vigilância e Segurança Privada CNPJ: 33.333.333/3333-33, porque segundo informação do setor de garantia da Porto, há um erro de comunicação desse o dia 33/33/3333.No aguardo de suas providencias e resposta. Att.FernandoFone (33) 333333333</text:p>
          </table:table-cell>
          <table:table-cell office:value-type="string" calcext:value-type="string">
            <text:p>Seguro Garantia</text:p>
          </table:table-cell>
        </table:table-row>
        <table:table-row table:style-name="ro1">
          <table:table-cell office:value-type="string" calcext:value-type="string">
            <text:p>Bom dia!Não estou conseguindo emitir a certidão de regularidade da apólice n° 333333333333333333333333333333, CNPJ n°33.333.333/3333-33.Por gentileza, vocês poderiam emitir?Obrigada!</text:p>
          </table:table-cell>
          <table:table-cell office:value-type="string" calcext:value-type="string">
            <text:p>Seguro Garantia</text:p>
          </table:table-cell>
        </table:table-row>
        <table:table-row table:style-name="ro1">
          <table:table-cell office:value-type="string" calcext:value-type="string">
            <text:p>Boa tarde,Sou advogado, e constantemente eu preciso realizar a interposição de recursos com a utilização do seguro garantia.Todavia, o ato conjunto 3/33 do TST, dispõe que é necessário a juntada de alguns documentos, entre eles, é necessário a juntada do comprovante de validade da apólice que é retirada através do site da SUSEP (AeSusep).Contudo, no site da Superintendência consta que desde julho de 3333 não é possível a realização da consulta e a emissão do referido comprovante.Devido a isso, eu estou com diversos recursos que não foram conhecidos pela ausência deste documento, tendo em vista que não possuo acesso ao SRO.Gostaria de verificar se existe algum meio de demonstrar para os juízes/desembargadores/ministros que a apólice está devidamente registrada junto a SUPEP com o comprovante da sua validade. Eu até cheguei a consultar o motivo da deserção do recuso para o assessor do desembargador, e este me informou que existe uma plataforma da autarquia, na qual é possível verificar esse registro. Assim, gostaria de um retorno e um auxilio sobre esse assunto, pois estou sendo prejudicado em diversos processos pela ausência da documentação.Abraços.</text:p>
          </table:table-cell>
          <table:table-cell office:value-type="string" calcext:value-type="string">
            <text:p>Seguro Garantia</text:p>
          </table:table-cell>
        </table:table-row>
        <table:table-row table:style-name="ro1">
          <table:table-cell office:value-type="string" calcext:value-type="string">
            <text:p>Identifiquei que existe a inclusão de um seguro prestamista no valor de R$ 3.333,33, no meu contrato de empréstimo do veículo SAVEIRO 3333/3333 , Operação nº 333333333, pactuado junto a <text:s/>AYMORÉ, acima qualificada e com base no <text:s/>do Código de Defesa do Consumidor, trata-se de venda casada. Desta forma, entrei em contato por através dos canais da Empresa e e-mail solicitando a devolução do referido seguro , em resposta informaram que fariam análise e devolução cobrados indevidos, assim como realizaram em 33/33/3333 Bc. Itaú ag.3333 c/c 33333-3 no valor de R$ 3.333,33,.Ocorre que se tratando de venda casada foram embutidos no valor total do financiamento e condições os cálculos como impostos, juros, incidentes da operação foram somados junto o valor do seguro, e na ocasião me foi restituído apenas o valor PARCIAL que se encontra em desacordo, pois se tratando de uma operação como “venda casada”, o que é proibido pelo Código de Defesa do Consumidor. Acompanhando a reclamação foi anotado que responderam por e-mail minha solicitação, o que NÃO OCORREU. Além de não responderem por E-Mail <text:s/>ignoraram o caso infringindo a lei do consumidor com práticas abusivasSolicito orientação para ser tomadas medidas cabíveis.Certa de poder contar com o proposto desta instituição, agradeço a atenção.</text:p>
          </table:table-cell>
          <table:table-cell office:value-type="string" calcext:value-type="string">
            <text:p>Seguro Garantia</text:p>
          </table:table-cell>
        </table:table-row>
        <table:table-row table:style-name="ro1">
          <table:table-cell office:value-type="string" calcext:value-type="string">
            <text:p>Solicito informações quanto à regularidade da apólice nº 3333333333333333333333333, cuja interessada é a empresa CTA SERVIÇOS TERCEIRIZADOS, CNPJ 3.333.333/3333-33 . Não consegui consultar pelo site da SUSEP (Não retorna com nenhuma crítica). Att.</text:p>
          </table:table-cell>
          <table:table-cell office:value-type="string" calcext:value-type="string">
            <text:p>Seguro Garantia</text:p>
          </table:table-cell>
        </table:table-row>
        <table:table-row table:style-name="ro1">
          <table:table-cell office:value-type="string" calcext:value-type="string">
            <text:p>Fiz um empréstimo em agosto de 3333 para fazer cirurgia de glaucoma foi oferecido um seguro financeiro , prestamista.Contratei e agora em outubro de 3333 <text:s/>acabei ficando inválido a cirurgiã não resolveu o problema por completo, então entrei com sinistro na seguradora assurant e foi negado meu pedido de cobertura alegam que a doença já existia antes de contratar o seguro.Fato que não acho justo , quando peguei essete dinheiro não houve esclarecimento dessas condições .É na verdade na cirurgia havia controlado a doença. Infelicidade houve as perda que ocasionou a invalidez após contratar o seguro, tanto que trabalhei 33 meses depois da cirurgia.</text:p>
          </table:table-cell>
          <table:table-cell office:value-type="string" calcext:value-type="string">
            <text:p>Seguro Garantia</text:p>
          </table:table-cell>
        </table:table-row>
        <table:table-row table:style-name="ro1">
          <table:table-cell office:value-type="string" calcext:value-type="string">
            <text:p>Quem autorizou a susepe criar um seguro em meu nome com desconto de R$ 333.33 no cartão benefício do INSS que fiz com a financeira Facta. Quero meu dinheiro de volta pois vcs não tem minha anuência e muito menos minha autorização. Fizeram o seguro irregular. Sem mais. Que barbaridade isso...... Estou mandando retorno de minha reclamação na facta aonde ela coloca a susepe com partícipe </text:p>
          </table:table-cell>
          <table:table-cell office:value-type="string" calcext:value-type="string">
            <text:p>Seguro Garantia</text:p>
          </table:table-cell>
        </table:table-row>
        <table:table-row table:style-name="ro1">
          <table:table-cell office:value-type="string" calcext:value-type="string">
            <text:p>Fiz uma compra nas casas Bahia e recebi meu produto. Fiz garantia estendida dia 33/33/3333, até hoje não recebi o contrato...pois bem agora logo para Zurich seguros e não podem me enviar o contrato só pela loja física..juro que achei bem estranho..como assim? a seguradora contratada não pode enviar o contrato por email? confirmado todos os dados? em 3333, isto está realmente acontecendo?. Desculpa por minha indignação e obrigada desde já.</text:p>
          </table:table-cell>
          <table:table-cell office:value-type="string" calcext:value-type="string">
            <text:p>Seguro Garantia</text:p>
          </table:table-cell>
        </table:table-row>
        <table:table-row table:style-name="ro1">
          <table:table-cell office:value-type="string" calcext:value-type="string">
            <text:p>Registro a minha insatisfação com a interface de consulta de apólice de seguro da SUSEP, especificamente no que se refere ao captcha. Sou funcionário de empresa pública federa, lotado em setor que tem como uma de suas atribuições a análise de apólice de seguro garantia apresentadas como caução de contratos por fornecedores e prestadores de serviço. E recentemente não temos conseguido efetuar a verificação de registro das apólice porque o captcha não o permite. Antes, ele apresentava um série de quadros e pedia para selecionar as que possuíam determinada figura, o que podia ser feito sem problemas. Mas, agora ele está apresentando uma imagem única cobrindo todos os quadros e pede a mais coisa de antes (selecionar todos os quadros com determinada imagem). E não importa de que forma você selecione os quadros, o captcha não aceita a resposta e lhes diz para tentar de novo. E se você tenta a opção de áudio, o som é ininteligível (parece estar em outro idioma). O registro na SUSEP é condição indispensável para validade de uma apólice de seguro e o fato de não conseguirmos efetuar essa verificação é um grande problema. Assim, solicita-se que essa respeitada instituição corrija o problema o quanto antes.</text:p>
          </table:table-cell>
          <table:table-cell office:value-type="string" calcext:value-type="string">
            <text:p>Seguro Garantia</text:p>
          </table:table-cell>
        </table:table-row>
        <table:table-row table:style-name="ro1">
          <table:table-cell office:value-type="string" calcext:value-type="string">
            <text:p>Eu não estou conseguindo consultar a apólice 33333.3333.3333.3333.3333333.333333 com o CNPJ 33.333.333/3333-33.Podem me explicar o porque?E como faço a consulta de apólices de endosso? </text:p>
          </table:table-cell>
          <table:table-cell office:value-type="string" calcext:value-type="string">
            <text:p>Seguro Garantia</text:p>
          </table:table-cell>
        </table:table-row>
        <table:table-row table:style-name="ro1">
          <table:table-cell office:value-type="string" calcext:value-type="string">
            <text:p>Entrei com um acionamento de sinistro em 33/33/3333, apenas em 33/33/3333 recebi a devolutiva que informou sinisro ok. E eu devia aguardar o contato de um colaborador. Em 33/33/3333 recebi negativa de sinistro com a alegação de que eu não sou beneficiária . Ou seja, eu pago seguro Proteção Financeira com cobertura de morte,incapacidade temporária por doença ( motivo de acionamento ) ou acidentes, etc ...Porém na contratação foi me informado que,como qualquer plano de seguro,o valor é destinado ao beneficiário conforme consta em certificado. Então na tentativa de esclarecer o assunto, procurei no manual e verifiquei que consta como beneficiário o Banco Inter,mas nada diz dos valores excedentes. De acordo com o n° de Processo SUSEP, 33333.333333/3333-33 trata-se de um Seguro de Cartão, enquanto o contratado é Proteção Financeira. <text:s/>No manual traz o n° de Processo SUSEP 33333.333333/3333-33 onde sequer pode ser comercializado. <text:s/>Resultado : pago o seguro e não posso usá - lo.</text:p>
          </table:table-cell>
          <table:table-cell office:value-type="string" calcext:value-type="string">
            <text:p>Seguro Garantia</text:p>
          </table:table-cell>
        </table:table-row>
        <table:table-row table:style-name="ro1">
          <table:table-cell office:value-type="string" calcext:value-type="string">
            <text:p>A Consulta de Apólice de Seguro Garantia está com problema?Tentamos consultar duas apólices de CNPJ diferentes (vigentes) e o site não encontra. Mensagem no site "Não foram encontrados dados na base para a apólice informada".Preciso por favor de um retorno urgente, pois essa falha no sistema implicará nos assuntos comerciais com nosso cliente.</text:p>
          </table:table-cell>
          <table:table-cell office:value-type="string" calcext:value-type="string">
            <text:p>Seguro Garantia</text:p>
          </table:table-cell>
        </table:table-row>
        <table:table-row table:style-name="ro1">
          <table:table-cell office:value-type="string" calcext:value-type="string">
            <text:p>Tentei efetuar consulta de apólice de seguro garantia no site: https://www3.susep.gov.br/safe/apolices/app/garantiaDigitei o numero da apólice e o CNPJ do Segurado porém o botão "Pesquisar" não é apertável, ele não pesquisa não tem link e não funciona. </text:p>
          </table:table-cell>
          <table:table-cell office:value-type="string" calcext:value-type="string">
            <text:p>Seguro Garantia</text:p>
          </table:table-cell>
        </table:table-row>
        <table:table-row table:style-name="ro1">
          <table:table-cell office:value-type="string" calcext:value-type="string">
            <text:p>Senhores, boa tarde.A respeito de seguro garantia apólice emitida 333333333333333333333333 Endosso: 333333, esta foi emitida para o Segurado SECID - SECRETARIA DE ESTADO DAS CIDADES CNPJ OU CPF: 33.333.333/3333-33,, e seu Tomador a empresa CPD CONSTRUCOES LTDA CNPJ OU CPF: 33.333.333/3333-33, <text:s/>porém não conseguimos validar pelo SITE da SUSEP uma exigência do Segurado para a assinatura do contrato, neste caso precisamos de um Oficio da SUSEP relatando o por que não esta sendo ajustado em seu sistema as apólices endossos e qual a previsão para a normalização do sistema, o Tomador esta sem poder trabalhar e nós não podemos fazer nada, sem que a SUSEP esteja normalizada o sistema de consulta. <text:s text:c="3"/>certos de vossa compreensão agradeço desde já....Edison - San Marius Corretora de Seguros</text:p>
          </table:table-cell>
          <table:table-cell office:value-type="string" calcext:value-type="string">
            <text:p>Seguro Garantia</text:p>
          </table:table-cell>
        </table:table-row>
        <table:table-row table:style-name="ro1">
          <table:table-cell office:value-type="string" calcext:value-type="string">
            <text:p>Boa tarde. Sou servidor da Universidade Federal do Acre. Necessito verificar a veracidade de uma apólice de seguro garantia apresentada pela contratada. TÍTULO: APÓLICE DE SEGURO GARANTIA No 333333333333333333333333. Ao realizar a consulta o sistema emitiu a seguinte informação: "Não foram encontradas dados na nossa base para apólice". Ocorre que já o segundo caso nessa semana. Diante do exposto, solicito informa se o sistema/plataforma de consulta passa por instabilidade/manutenção e/ou qual o motivo de não ser possível realizar a consulta. </text:p>
          </table:table-cell>
          <table:table-cell office:value-type="string" calcext:value-type="string">
            <text:p>Seguro Garantia</text:p>
          </table:table-cell>
        </table:table-row>
        <table:table-row table:style-name="ro1">
          <table:table-cell office:value-type="string" calcext:value-type="string">
            <text:p>Preciso realizar uma consulta de apólice de seguro garantia, no entanto o site https://www3.susep.gov.br/safe/apolices/app/garantia não está funcionando, pois o botão "pesquisar" está inacessível.Informo que não há problemas com a apólice, pois ao inserir os dados no site, um sinal verde aparece indicando que está tudo certo, no entanto o botão PESQUISAR permanece inacessível, mesmo após realizar o reCAPTCHA.Acredito que seja algum problema com o site da SUSEP, pois já utilizei os navegadores CHROME, MOZILA e EDGE.</text:p>
          </table:table-cell>
          <table:table-cell office:value-type="string" calcext:value-type="string">
            <text:p>Seguro Garantia</text:p>
          </table:table-cell>
        </table:table-row>
        <table:table-row table:style-name="ro1">
          <table:table-cell office:value-type="string" calcext:value-type="string">
            <text:p>Prezados, estou tentando acessar o certificado de uma apólice de Garantia que foi emitida em 33/33/3333 mas ainda não consta no portal.O certificado normalmente é emitido em 33h.Poderiam informar se houve algum problema no portal da SUSEP que tenha ocasionado esse atraso na emissao? </text:p>
          </table:table-cell>
          <table:table-cell office:value-type="string" calcext:value-type="string">
            <text:p>Seguro Garantia</text:p>
          </table:table-cell>
        </table:table-row>
        <table:table-row table:style-name="ro1">
          <table:table-cell office:value-type="string" calcext:value-type="string">
            <text:p>Estou precisando consultar a veracidade de uma apólice de seguro garantia nº 333333333333333333333333, cnpj 33.333.333/3333-33, através do link https://www3.susep.gov.br/safe/apolices/app/garantia e não consigo. Preciso urgente para prosseguir com a Ordem de Fornecimento de um contrato.</text:p>
          </table:table-cell>
          <table:table-cell office:value-type="string" calcext:value-type="string">
            <text:p>Seguro Garantia</text:p>
          </table:table-cell>
        </table:table-row>
        <table:table-row table:style-name="ro1">
          <table:table-cell office:value-type="string" calcext:value-type="string">
            <text:p>Srs. boa tarde !Segundo a nossa seguradora, não tem sido possível o registro da nossa Apólice de Seguro de Garantia Contratual junto a SUSEP por instabilidade no site de registro e com isso impossibilitando também a emissão da Certidão de Registro de Seguro Garantia.Já em contato com a SUSEP na semana passada (falei com a atendente Jorgina) e hoje falando com a (atendente Michele), ambas passaram a informação de que não há nenhum tipo de problema para este tipo de registro.Com isso, pedimos maiores esclarecimentos quanto ao fato, haja vista, as cobranças por parte do nosso cliente para a solução do problema.E para auxiliar nesta análise, estamos anexando a Apólice, bem como, os Endossos nº 3333333 e nº 3333333 para que assim possamos resolver o quanto antes esta situação.Aguardamos retorno breve e desde já agradecimos pela atenção.</text:p>
          </table:table-cell>
          <table:table-cell office:value-type="string" calcext:value-type="string">
            <text:p>Seguro Garantia</text:p>
          </table:table-cell>
        </table:table-row>
        <table:table-row table:style-name="ro1">
          <table:table-cell office:value-type="string" calcext:value-type="string">
            <text:p>Prezados, Preciso realizar uma consulta de apólice de seguro garantia, no entanto o site <text:s/>https://www3.susep.gov.br/safe/apolices/app/garantia não está funcionando, pois o botão "pesquisar" está inacessível.</text:p>
          </table:table-cell>
          <table:table-cell office:value-type="string" calcext:value-type="string">
            <text:p>Seguro Garantia</text:p>
          </table:table-cell>
        </table:table-row>
        <table:table-row table:style-name="ro1">
          <table:table-cell office:value-type="string" calcext:value-type="string">
            <text:p>BB Seguros se nega a atender ocorrência de assistência 33 hrs de seguro residencial3</text:p>
          </table:table-cell>
          <table:table-cell office:value-type="string" calcext:value-type="string">
            <text:p>Seguro Garantia</text:p>
          </table:table-cell>
        </table:table-row>
        <table:table-row table:style-name="ro1">
          <table:table-cell office:value-type="string" calcext:value-type="string">
            <text:p>Boa tarde, tenho um financiamento de construção com o Banrisul pelo SFH, por isso são obrigatórios os seguros MIP e DFI e estou tentando trocar o DFI mas a Instituição Financeira (Banrisul) está criando empecilhos, então gostaria de informar esses empecilhos que eles estão dizendo e verificar se estão me informando corretamente ou não. Primeiro eles me disseram que não era possível, aí informei que conforme a Lei 33333/33 que sim eu poderia (eu tenho estudado muito sobre essa matéria pois estou buscando uma certificação nessa área de correspondente imobiliário), isso depois de ligar pra agência e pro SAC do Banrisul, pois fazem quase 33 dias que estou tentando ver isso com eles, mas demoram muito para responder. Quando eu fiz esse financiamento imobiliário, em maio/3333, não tive explicação nenhuma dele, por parte do Banrisul, pois a gerente que fez, me disse que nunca havia feito esse tipo de financiamento e que ela iria aproveitar pra aprender, infelizmente por isso, por ela não estar acostumada a fazer esse tipo de financiamento, não me foram informadas, taxas, tarifas, informações de seguros e várias outras coisas sobre financiamento imobiliário, que fui aprendendo aos poucos. Bom especificamente sobre trocar o DFI, hoje me responderam o seguinte: "Para que possamos analisar o pleito, solicitamos que a proposta apresente as mesmas coberturas e valores para o financiamento vigente, e que contemple o prazo total remanescente da operação, sem renovações anuais. Solicitamos o envio da proposta de seguro para análise. Sendo aceita, a apólice deve ser quitada à vista."Então minhas dúvidas são:- Geralmente os seguros residenciais são renovados anualmente, eu nem sabia que podiam ser feitos por mais tempo, pode?? eles podem me obrigar a fazer um seguro residencial por seis anos consecutivos, que é o que falta pra quitar meu financiamento??- O Banrisul também disse que pra eles aceitarem outro, esse seguro deveria ser pago à vista, isso está correto, eles podem cobrar 'minha forma de pagamento' à seguradora?? (sendo que eles mesmo me cobram mensalmente)- Como eles responderam que as coberturas deveriam ser as mesmas já existentes, pedi que me enviassem a apólice do DFI do meu financiamento, pra que eu possa conferir isso e me responderam que tem um resumo no contrato, olhei e não tem, então eles disseram que cobram R$ 333,33 e eu deveria me dirigir à agência para solicitar, mas eu não concordo, pois se pago o seguro e financiamento, eu tenho direito a ter meus contratos e apólices, sem custo, Infelizmente quebrei o tornozelo há pouco mais de um mês e quase não consigo caminhar.Bom, são essas dúvidas que tenho e solicito orientações, muito obrigada, Andréia .</text:p>
          </table:table-cell>
          <table:table-cell office:value-type="string" calcext:value-type="string">
            <text:p>Seguro Garantia</text:p>
          </table:table-cell>
        </table:table-row>
        <table:table-row table:style-name="ro1">
          <table:table-cell office:value-type="string" calcext:value-type="string">
            <text:p>Não foi possível verificar o registro do endosso 333333333333333333333333333333 (CNPJ 33333333333333) no site da SUSEP, tendo a consulta retornado com a advertência de que "não foram encontrados na base para a apólice informada". No entanto, nos autos judiciais nº 3333333-33.3333.3.33.3333, a tomadora apresentou cópia da tela confirmatória de suposto registro. Sendo assim, solicito seja esclarecido se essa apólice está devidamente registrada na SUSEP, prestando-se as informações sobre os dados da apólice. Desde já agradeço.</text:p>
          </table:table-cell>
          <table:table-cell office:value-type="string" calcext:value-type="string">
            <text:p>Seguro Garantia</text:p>
          </table:table-cell>
        </table:table-row>
        <table:table-row table:style-name="ro1">
          <table:table-cell office:value-type="string" calcext:value-type="string">
            <text:p>Em 33/33/3333 foram contratadas duas apolices de seguro 33333.3333.3333.3333.3333333.333333 e 33333.3333.3333.3333.3333333.333333 empresa contratantes SX INFRAESTRUTURA LTDA CNPJ 33.333.333/3333-33 e empresa SEGURADO COMPANHIA DE SANEAMENTO AMBIENTAL DO DISTRITO FEDERAL, CNPJ n.º 33.333.333/3333-33, acontece que hoje 33/33/3333 ainda não consta na SUSEP o registro do seguro, trazendo transtornos diversos, atrasos no nossos recebimentos e consequetimente em nosso pagamentos inclusive de folha sendo que nas proprias apolices fala que o prazo é 3 dias.</text:p>
          </table:table-cell>
          <table:table-cell office:value-type="string" calcext:value-type="string">
            <text:p>Seguro Garantia</text:p>
          </table:table-cell>
        </table:table-row>
        <table:table-row table:style-name="ro1">
          <table:table-cell office:value-type="string" calcext:value-type="string">
            <text:p>o site de confirmação de emissão de apólices https://www3.susep.gov.br/safe/apolices/app/garantia não está funcionando a algum tempo. Simplesmente não carrega mais nenhuma apolice </text:p>
          </table:table-cell>
          <table:table-cell office:value-type="string" calcext:value-type="string">
            <text:p>Seguro Garantia</text:p>
          </table:table-cell>
        </table:table-row>
        <table:table-row table:style-name="ro1">
          <table:table-cell office:value-type="string" calcext:value-type="string">
            <text:p>Bom dia, tenho a apólice nº 333333Em meados de janeiro e fevereiro de 3333, tivemos um mini ciclone na região que destelhou nosso escritório, voou a placas da cobertura e a chuva que veio após o vendaval, molhou todo o escritório e perdemos máquinas (computadores, televisor e documentos em papel físicos). Solicitei para a seguradora a indenização do seguro e eles recusaram, alegando que o prejuízo foi causado pelas chuvas e não temos cobertura para águas, mais entendendo que um temporal é antecedido por vendaval e temos cobertura de vendaval (https://conceito.de/vendaval) (https://g3.globo.com/sp/sao-paulo/noticia/3333/33/33/chuva-causa-alagamentos-e-quedas-de-arvores-em-sp.ghtml) (https://g3.globo.com/sp/sao-paulo/noticia/3333/33/33/vento-forte-derruba-arvores-em-sp.ghtml) (https://portal.inmet.gov.br/noticias/informativo-meteorol%C3%B3gico-n%C3%BA-33-3333)</text:p>
          </table:table-cell>
          <table:table-cell office:value-type="string" calcext:value-type="string">
            <text:p>Seguro Garanti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text>R$ </number:text>
      <number:number number:decimal-places="0" number:min-decimal-places="0" number:min-integer-digits="1" number:grouping="true"/>
      <number:text loext:blank-width-char=")"> </number:text>
    </number:number-style>
    <number:number-style style:name="N114">
      <number:text>(R$ </number:text>
      <number:number number:decimal-places="0" number:min-decimal-places="0" number:min-integer-digits="1" number:grouping="true"/>
      <number:text>)</number:text>
      <style:map style:condition="value()&gt;=0" style:apply-style-name="N114P0"/>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style:text-properties fo:color="#ff0000"/>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2" number:min-decimal-places="2" number:min-integer-digits="1" number:grouping="true"/>
      <number:text loext:blank-width-char=")"> </number:text>
    </number:number-style>
    <number:number-style style:name="N116">
      <number:text>(R$ </number:text>
      <number:number number:decimal-places="2" number:min-decimal-places="2" number:min-integer-digits="1" number:grouping="true"/>
      <number:text>)</number:text>
      <style:map style:condition="value()&gt;=0" style:apply-style-name="N116P0"/>
    </number:number-style>
    <number:number-style style:name="N117P0" style:volatile="true">
      <number:text>R$ </number:text>
      <number:number number:decimal-places="2" number:min-decimal-places="2" number:min-integer-digits="1" number:grouping="true"/>
      <number:text loext:blank-width-char=")"> </number:text>
    </number:number-style>
    <number:number-style style:name="N117">
      <style:text-properties fo:color="#ff0000"/>
      <number:text>(R$ </number:text>
      <number:number number:decimal-places="2" number:min-decimal-places="2" number:min-integer-digits="1" number:grouping="true"/>
      <number:text>)</number:text>
      <style:map style:condition="value()&gt;=0" style:apply-style-name="N117P0"/>
    </number:number-style>
    <number:date-style style:name="N118">
      <number:day/>
      <number:text>/</number:text>
      <number:month/>
      <number:text>/</number:text>
      <number:year number:style="long"/>
    </number:date-style>
    <number:date-style style:name="N119">
      <number:day/>
      <number:text>/</number:text>
      <number:month number:textual="true"/>
      <number:text>/</number:text>
      <number:year/>
    </number:date-style>
    <number:date-style style:name="N120">
      <number:day/>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text>/</number:text>
      <number:month/>
      <number:text>/</number:text>
      <number:year number:style="long"/>
      <number:text> </number:text>
      <number:hours number:style="long"/>
      <number:text>:</number:text>
      <number:minutes number:style="long"/>
    </number:date-style>
    <number:number-style style:name="N125P0" style:volatile="true">
      <number:number number:decimal-places="0" number:min-decimal-places="0" number:min-integer-digits="1" number:grouping="true"/>
      <number:text loext:blank-width-char=")">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number number:decimal-places="0" number:min-decimal-places="0" number:min-integer-digits="1" number:grouping="true"/>
      <number:text loext:blank-width-char=")">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7P0" style:volatile="true">
      <number:number number:decimal-places="2" number:min-decimal-places="2" number:min-integer-digits="1" number:grouping="true"/>
      <number:text loext:blank-width-char=")">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loext:blank-width-char=")">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29P2" style:volatile="true">
      <number:text loext:blank-width-char="("> </number:text>
      <number:fill-character> </number:fill-character>
      <number:text>- _)</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3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30P2" style:volatile="true">
      <number:text loext:blank-width-char="("> R$ </number:text>
      <number:fill-character> </number:fill-character>
      <number:text>- _)</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32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32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03:26:30.5446426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1T03:26:54.700510757</dc:date>
    <meta:editing-duration>PT3M33S</meta:editing-duration>
    <meta:editing-cycles>3</meta:editing-cycles>
    <meta:document-statistic meta:table-count="1" meta:cell-count="744" meta:object-count="0"/>
  </office:meta>
</office:document-meta>
</file>